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style-name="ce1" office:value-type="float" office:value="0.000500811748826" calcext:value-type="float">
            <text:p>0.000500811748826</text:p>
          </table:table-cell>
          <table:table-cell office:value-type="float" office:value="0.00032388453649649" calcext:value-type="float">
            <text:p>0.000323884536496</text:p>
          </table:table-cell>
          <table:table-cell table:formula="of:=ABS((([.B3] - [.C3])/([.B3] + [.C3])) * 100)" office:value-type="float" office:value="21.4536206211144" calcext:value-type="float">
            <text:p>21.4536206211144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office:value-type="float" office:value="0.00217867427917895" calcext:value-type="float">
            <text:p>0.002178674279179</text:p>
          </table:table-cell>
          <table:table-cell table:formula="of:=ABS((([.B4] - [.C4])/([.B4] + [.C4])) * 100)" office:value-type="float" office:value="35.5651141886382" calcext:value-type="float">
            <text:p>35.56511418863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332746385400166" calcext:value-type="float">
            <text:p>0.003327463854002</text:p>
          </table:table-cell>
          <table:table-cell table:formula="of:=ABS((([.B5] - [.C5])/([.B5] + [.C5])) * 100)" office:value-type="float" office:value="30.7869910477432" calcext:value-type="float">
            <text:p>30.786991047743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294531859695724" calcext:value-type="float">
            <text:p>0.002945318596957</text:p>
          </table:table-cell>
          <table:table-cell table:formula="of:=ABS((([.B6] - [.C6])/([.B6] + [.C6])) * 100)" office:value-type="float" office:value="18.0827844265775" calcext:value-type="float">
            <text:p>18.082784426577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254010118592459" calcext:value-type="float">
            <text:p>0.002540101185925</text:p>
          </table:table-cell>
          <table:table-cell table:formula="of:=ABS((([.B7] - [.C7])/([.B7] + [.C7])) * 100)" office:value-type="float" office:value="29.5571716893485" calcext:value-type="float">
            <text:p>29.557171689348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109548018424637" calcext:value-type="float">
            <text:p>0.010954801842464</text:p>
          </table:table-cell>
          <table:table-cell table:formula="of:=ABS((([.B8] - [.C8])/([.B8] + [.C8])) * 100)" office:value-type="float" office:value="40.3478583478913" calcext:value-type="float">
            <text:p>40.3478583478913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840261625012316" calcext:value-type="float">
            <text:p>0.008402616250123</text:p>
          </table:table-cell>
          <table:table-cell table:formula="of:=ABS((([.B9] - [.C9])/([.B9] + [.C9])) * 100)" office:value-type="float" office:value="85.2270975610797" calcext:value-type="float">
            <text:p>85.227097561079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236257363219986" calcext:value-type="float">
            <text:p>0.0023625736322</text:p>
          </table:table-cell>
          <table:table-cell table:formula="of:=ABS((([.B10] - [.C10])/([.B10] + [.C10])) * 100)" office:value-type="float" office:value="45.4632257275325" calcext:value-type="float">
            <text:p>45.463225727532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250207712869136" calcext:value-type="float">
            <text:p>0.002502077128691</text:p>
          </table:table-cell>
          <table:table-cell table:formula="of:=ABS((([.B11] - [.C11])/([.B11] + [.C11])) * 100)" office:value-type="float" office:value="20.7153723374755" calcext:value-type="float">
            <text:p>20.715372337475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278463188144743" calcext:value-type="float">
            <text:p>0.002784631881447</text:p>
          </table:table-cell>
          <table:table-cell table:formula="of:=ABS((([.B12] - [.C12])/([.B12] + [.C12])) * 100)" office:value-type="float" office:value="29.3494759836008" calcext:value-type="float">
            <text:p>29.349475983600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204801561870912" calcext:value-type="float">
            <text:p>0.002048015618709</text:p>
          </table:table-cell>
          <table:table-cell table:formula="of:=ABS((([.B13] - [.C13])/([.B13] + [.C13])) * 100)" office:value-type="float" office:value="48.7769218954306" calcext:value-type="float">
            <text:p>48.776921895430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382621071908792" calcext:value-type="float">
            <text:p>0.003826210719088</text:p>
          </table:table-cell>
          <table:table-cell table:formula="of:=ABS((([.B14] - [.C14])/([.B14] + [.C14])) * 100)" office:value-type="float" office:value="25.2325677527803" calcext:value-type="float">
            <text:p>25.2325677527803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261537084994264" calcext:value-type="float">
            <text:p>0.002615370849943</text:p>
          </table:table-cell>
          <table:table-cell table:formula="of:=ABS((([.B15] - [.C15])/([.B15] + [.C15])) * 100)" office:value-type="float" office:value="37.289932216769" calcext:value-type="float">
            <text:p>37.289932216769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3:.D15])/12" office:value-type="float" office:value="38.9873444829985" calcext:value-type="float">
            <text:p>38.98734448299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20:39:25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11-10T21:15:55.552000000</dc:date>
    <meta:editing-duration>PT23M53S</meta:editing-duration>
    <meta:editing-cycles>4</meta:editing-cycles>
    <meta:document-statistic meta:table-count="1" meta:cell-count="62" meta:object-count="0"/>
  </office:meta>
</office:document-meta>
</file>